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200%"/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P5" style:family="paragraph" style:parent-style-name="Standard">
      <style:paragraph-properties fo:line-height="100%"/>
      <style:text-properties fo:color="#ffffff" style:font-name="Times New Roman" fo:font-size="12pt" style:font-name-asian="Times New Roman1" style:font-size-asian="12pt" style:font-name-complex="Times New Roman1" style:font-size-complex="12pt" fo:background-color="#000000"/>
    </style:style>
    <style:style style:name="P6" style:family="paragraph" style:parent-style-name="Standard">
      <style:paragraph-properties fo:margin-left="0in" fo:margin-right="0in" fo:line-height="200%" fo:text-indent="0.5in" style:auto-text-indent="false"/>
    </style:style>
    <style:style style:name="P7" style:family="paragraph" style:parent-style-name="Standard" style:master-page-name="Standard">
      <style:paragraph-properties fo:line-height="200%" style:page-number="1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T3" style:family="text">
      <style:text-properties fo:color="#00ff00" style:font-name="Consolas" fo:font-size="12pt" style:font-name-asian="Consolas1" style:font-size-asian="12pt" style:font-name-complex="Consolas1" style:font-size-complex="12pt" fo:background-color="#000000"/>
    </style:style>
    <style:style style:name="T4" style:family="text">
      <style:text-properties fo:color="#00ff00" style:font-name="Consolas" style:font-name-asian="Consolas1" style:font-name-complex="Consolas1" fo:background-color="#000000"/>
    </style:style>
    <style:style style:name="T5" style:family="text">
      <style:text-properties style:font-name="Consolas" fo:font-size="12pt" style:font-name-asian="Consolas1" style:font-size-asian="12pt" style:font-name-complex="Consolas1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Joseph Guzman</text:span></text:p>
      <text:p text:style-name="P1"><text:span text:style-name="T1">1/4/2020</text:span></text:p>
      <text:p text:style-name="P2"><text:span text:style-name="T1">Leviathan03</text:span></text:p>
      <text:p text:style-name="P1"><text:span text:style-name="T1"><text:tab/>This is the login info for this lab:</text:span></text:p>
      <text:p text:style-name="P3"><text:span text:style-name="T3">ssh server: leviathan.labs.overthewire.org</text:span></text:p>
      <text:p text:style-name="P3"><text:span text:style-name="T3">port: 2223</text:span></text:p>
      <text:p text:style-name="P3"><text:span text:style-name="T3">username: leviathan3</text:span></text:p>
      <text:p text:style-name="P3"><text:span text:style-name="T3">password: Ahdiemoo1j</text:span></text:p>
      <text:p text:style-name="P4"/>
      <text:p text:style-name="P1"><text:span text:style-name="T2"><text:tab/>In this lab you are again given an executable. It is named</text:span><text:span text:style-name="T5"> </text:span><text:span text:style-name="T3">level3</text:span><text:span text:style-name="T2">. This lab felt much simpler than the last couple labs. The executable prompts the user for a password. I used the </text:span><text:span text:style-name="T3">ltrace</text:span><text:span text:style-name="T2"> </text:span><text:span text:style-name="T1">command to try to figure out what it was doing. Below I should my terminal output. I ran the executable with ltrace and provided “asdf” as my password guess. </text:span></text:p>
      <text:p text:style-name="P3"><text:span text:style-name="T4">leviathan3@leviathan:~$ ltrace ./level3</text:span></text:p>
      <text:p text:style-name="P3"><text:span text:style-name="T4">__libc_start_main(0x8048618, 1, 0xffffdd44, 0x80486d0 &lt;unfinished ...&gt;</text:span></text:p>
      <text:p text:style-name="P3"><text:span text:style-name="T4">strcmp("h0no33", "kakaka") <text:s text:c="65"/>= -1</text:span></text:p>
      <text:p text:style-name="P3"><text:span text:style-name="T4">printf("Enter the password&gt; ") <text:s text:c="61"/>= 20</text:span></text:p>
      <text:p text:style-name="P3"><text:span text:style-name="T4">fgets(Enter the password&gt; asdf</text:span></text:p>
      <text:p text:style-name="P3"><text:span text:style-name="T4">"asdf\n", 256, 0xf7fc55a0) <text:s text:c="59"/>= 0xffffdb50</text:span></text:p>
      <text:p text:style-name="P3"><text:span text:style-name="T4">strcmp("asdf\n", "snlprintf\n") <text:s text:c="60"/>= -1</text:span></text:p>
      <text:p text:style-name="P3"><text:span text:style-name="T4">puts("bzzzzzzzzap. WRONG"bzzzzzzzzap. WRONG</text:span></text:p>
      <text:p text:style-name="P3"><text:span text:style-name="T4">) <text:s text:c="65"/>= 19</text:span></text:p>
      <text:p text:style-name="P1"><text:span text:style-name="T4">+++ exited (status 0) +++</text:span></text:p>
      <text:p text:style-name="P1"><text:span text:style-name="T4"><text:tab/></text:span><text:span text:style-name="T1">You can clearly see with this output that my password guess is being compared with </text:span><text:span text:style-name="T3">snlprintf\n</text:span><text:span text:style-name="T1">. This means that </text:span><text:span text:style-name="T3">snlprintf\n</text:span><text:span text:style-name="T1"> is the password. Below I show the output with this guess. After entering the correct password you’re given a shell with leviathan4 permissions. I then cat the password file. </text:span></text:p>
      <text:p text:style-name="P3"><text:span text:style-name="T3">leviathan3@leviathan:~$ ./level3</text:span></text:p>
      <text:p text:style-name="P3"><text:span text:style-name="T3">Enter the password&gt; snlprintf</text:span></text:p>
      <text:p text:style-name="P3"><text:span text:style-name="T3">[You've got shell]!</text:span></text:p>
      <text:p text:style-name="P3"><text:span text:style-name="T3">$ cat /etc/leviathan_pass/leviathan4</text:span></text:p>
      <text:p text:style-name="P3"><text:soft-page-break/><text:span text:style-name="T3">vuH0coox6m</text:span></text:p>
      <text:p text:style-name="P3"><text:span text:style-name="T3">$ </text:span></text:p>
      <text:p text:style-name="P3"><text:span text:style-name="T3">leviathan3@leviathan:~$ ./level3</text:span></text:p>
      <text:p text:style-name="P3"><text:span text:style-name="T3">Enter the password&gt; snlprintf</text:span></text:p>
      <text:p text:style-name="P3"><text:span text:style-name="T3">[You've got shell]!</text:span></text:p>
      <text:p text:style-name="P3"><text:span text:style-name="T3">$ whoami</text:span></text:p>
      <text:p text:style-name="P3"><text:span text:style-name="T3">leviathan4</text:span></text:p>
      <text:p text:style-name="P3"><text:span text:style-name="T3">$ cat /etc/leviathan_pass/leviathan4</text:span></text:p>
      <text:p text:style-name="P3"><text:span text:style-name="T3">vuH0coox6m</text:span></text:p>
      <text:p text:style-name="P3"><text:span text:style-name="T3">$ </text:span></text:p>
      <text:p text:style-name="P5"/>
      <text:p text:style-name="P6"><text:span text:style-name="T1">This is the login info for the next lab:</text:span></text:p>
      <text:p text:style-name="P3"><text:span text:style-name="T3">ssh server: leviathan.labs.overthewire.org</text:span></text:p>
      <text:p text:style-name="P3"><text:span text:style-name="T3">port: 2223</text:span></text:p>
      <text:p text:style-name="P3"><text:span text:style-name="T3">username: leviathan4</text:span></text:p>
      <text:p text:style-name="P3"><text:span text:style-name="T3">password: vuH0coox6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9" meta:word-count="226" meta:character-count="1876" meta:non-whitespace-character-count="1372"/>
    <meta:generator>LibreOfficeDev/6.0.5.2$Linux_X86_64 LibreOffice_project/</meta:generator>
  </office:meta>
</office:document-meta>
</file>